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e18100010" style:family="table" style:master-page-name="ta-mp-0x7f0e18100010">
      <style:table-properties table:display="true" style:writing-mode="lr-tb"/>
    </style:style>
    <style:style style:name="ta-0x7f0e18100200" style:family="table" style:master-page-name="ta-mp-0x7f0e18100200">
      <style:table-properties table:display="true" style:writing-mode="lr-tb"/>
    </style:style>
    <style:style style:name="ta-0x7f0e181003f0" style:family="table" style:master-page-name="ta-mp-0x7f0e181003f0">
      <style:table-properties table:display="true" style:writing-mode="lr-tb"/>
    </style:style>
    <style:style style:name="ta-0x7f0e181005e0" style:family="table" style:master-page-name="ta-mp-0x7f0e181005e0">
      <style:table-properties table:display="true" style:writing-mode="lr-tb"/>
    </style:style>
    <style:style style:name="ta-0x7f0e181007d0" style:family="table" style:master-page-name="ta-mp-0x7f0e181007d0">
      <style:table-properties table:display="true" style:writing-mode="lr-tb"/>
    </style:style>
    <style:style style:name="ta-0x7f0e181009c0" style:family="table" style:master-page-name="ta-mp-0x7f0e18100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e180cf1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e180cf2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e180cf40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6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65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c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7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78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d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5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8a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e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0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af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9d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ff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31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8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43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a0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1e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56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b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d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7b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68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c5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fc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5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9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0f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6b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0e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21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7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a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46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34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d19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19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7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b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2b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88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0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3e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9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b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63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50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a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e4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4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0c9c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f7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53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5d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09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6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8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2e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1c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e181067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2.50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489.75pt" style:use-optimal-column-width="true"/>
    </style:style>
    <style:style style:name="ACOL-7" style:family="table-column">
      <style:table-column-properties style:column-width="204.00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99.75pt" style:use-optimal-column-width="true"/>
    </style:style>
    <style:style style:name="ACOL-10" style:family="table-column">
      <style:table-column-properties style:column-width="432.75pt" style:use-optimal-column-width="true"/>
    </style:style>
    <style:style style:name="ACOL-11" style:family="table-column">
      <style:table-column-properties style:column-width="88.50pt" style:use-optimal-column-width="true"/>
    </style:style>
    <style:style style:name="ACOL-12" style:family="table-column">
      <style:table-column-properties style:column-width="360.00pt" style:use-optimal-column-width="true"/>
    </style:style>
    <style:style style:name="ACOL-13" style:family="table-column">
      <style:table-column-properties style:column-width="126.75pt" style:use-optimal-column-width="true"/>
    </style:style>
    <style:style style:name="ACOL-14" style:family="table-column">
      <style:table-column-properties style:column-width="15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0e18100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e180cf1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e180cf2e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e180cf2e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e180cf2e0" office:value-type="string">
            <text:p>verifyAddNewFeature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0e180cf40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0e18100200" table:print="false">
        <office:forms form:automatic-focus="false" form:apply-design-mode="false">
          <form:form/>
        </office:forms>
        <table:table-column table:default-cell-style-name="ACE-0x7f0e180c97a0" table:style-name="ACOL-3"/>
        <table:table-column table:default-cell-style-name="ACE-0x7f0e180cf530" table:style-name="ACOL-4"/>
        <table:table-column table:default-cell-style-name="ACE-0x7f0e180c97a0" table:style-name="ACOL-5"/>
        <table:table-column table:default-cell-style-name="ACE-0x7f0e180c97a0" table:style-name="ACOL-6"/>
        <table:table-column table:default-cell-style-name="ACE-0x7f0e180c97a0" table:style-name="ACOL-7"/>
        <table:table-column table:default-cell-style-name="ACE-0x7f0e180c97a0" table:style-name="ACOL-8"/>
        <table:table-column table:default-cell-style-name="ACE-0x7f0e180c97a0" table:style-name="ACOL-9"/>
        <table:table-column table:default-cell-style-name="ACE-0x7f0e180c97a0" table:style-name="ACOL-10"/>
        <table:table-column table:default-cell-style-name="ACE-0x7f0e180c97a0" table:style-name="ACOL-11"/>
        <table:table-column table:default-cell-style-name="ACE-0x7f0e180c97a0" table:style-name="ACOL-12"/>
        <table:table-column table:default-cell-style-name="ACE-0x7f0e180c97a0" table:style-name="ACOL-13"/>
        <table:table-column table:default-cell-style-name="ACE-0x7f0e180c97a0" table:style-name="ACOL-14"/>
        <table:table-column table:default-cell-style-name="ACE-0x7f0e180c97a0" table:style-name="ACOL-0" table:number-columns-repeated="116"/>
        <table:table-row table:style-name="AROW-2">
          <table:table-cell table:style-name="ACE-0x7f0e180cf658" office:value-type="string">
            <text:p>User Name</text:p>
          </table:table-cell>
          <table:table-cell table:style-name="ACE-0x7f0e180cf780" office:value-type="string">
            <text:p>Password</text:p>
          </table:table-cell>
          <table:table-cell table:style-name="ACE-0x7f0e180cf8a8" office:value-type="string">
            <text:p>SearchProduct</text:p>
          </table:table-cell>
          <table:table-cell table:style-name="ACE-0x7f0e180cf8a8" office:value-type="string">
            <text:p>TabPanes</text:p>
          </table:table-cell>
          <table:table-cell table:style-name="ACE-0x7f0e180cf9d0" office:value-type="string">
            <text:p>ProductDetails</text:p>
          </table:table-cell>
          <table:table-cell table:style-name="ACE-0x7f0e180cf9d0" office:value-type="string">
            <text:p>Section</text:p>
          </table:table-cell>
          <table:table-cell table:style-name="ACE-0x7f0e180cf9d0" office:value-type="string">
            <text:p>MandatoryFields</text:p>
          </table:table-cell>
          <table:table-cell table:style-name="ACE-0x7f0e180cf8a8" office:value-type="string">
            <text:p>MandatoryTypes</text:p>
          </table:table-cell>
          <table:table-cell table:style-name="ACE-0x7f0e180cf9d0" office:value-type="string">
            <text:p>NameConvention</text:p>
          </table:table-cell>
          <table:table-cell table:style-name="ACE-0x7f0e180cf9d0" office:value-type="string">
            <text:p>TypeDropDown</text:p>
          </table:table-cell>
          <table:table-cell table:style-name="ACE-0x7f0e180cfaf8" office:value-type="string">
            <text:p>GroupDropDown</text:p>
          </table:table-cell>
          <table:table-cell table:number-columns-repeated="117" table:style-name="ACE-0x7f0e180c97a0"/>
        </table:table-row>
        <table:table-row table:style-name="AROW-2">
          <table:table-cell table:style-name="ACE-0x7f0e180cfc20" office:value-type="string">
            <text:p>testshopclue@sc.com</text:p>
          </table:table-cell>
          <table:table-cell table:style-name="ACE-0x7f0e180cfd48" office:value-type="string">
            <text:p>123456</text:p>
          </table:table-cell>
          <table:table-cell table:style-name="ACE-0x7f0e180cfe70" office:value-type="string">
            <text:p>Lakme</text:p>
          </table:table-cell>
          <table:table-cell table:style-name="ACE-0x7f0e180cff98" office:value-type="string">
            <text:p>Keyword Type|Search Condition|Keyword|Re-direct (to URL)|MIDs Exempted|Substate|Section|Action</text:p>
          </table:table-cell>
          <table:table-cell table:style-name="ACE-0x7f0e180cff98" office:value-type="string">
            <text:p>offers.html?sef_rewrite=1|142879|Active</text:p>
          </table:table-cell>
          <table:table-cell table:style-name="ACE-0x7f0e180cff98" office:value-type="string">
            <text:p>Active|Disabled</text:p>
          </table:table-cell>
          <table:table-cell table:style-name="ACE-0x7f0e180cff98" office:value-type="string">
            <text:p>Name:|Type:|Group:</text:p>
          </table:table-cell>
          <table:table-cell table:style-name="ACE-0x7f0e180cff98" office:value-type="string">
            <text:p>The Name field is mandatory.|The Type field is mandatory.|The Group field is mandatory.</text:p>
          </table:table-cell>
          <table:table-cell table:style-name="ACE-0x7f0e180cff98" office:value-type="string">
            <text:p>Backend|Web</text:p>
          </table:table-cell>
          <table:table-cell table:style-name="ACE-0x7f0e180cff98" office:value-type="string">
            <text:p>Single|Multiple|Text|Number|Extended|Text|Text area|Number|Order Date</text:p>
          </table:table-cell>
          <table:table-cell table:style-name="ACE-0x7f0e180d00c0" office:value-type="string">
            <text:p>Collections|Desktop Type</text:p>
          </table:table-cell>
          <table:table-cell table:number-columns-repeated="117" table:style-name="ACE-0x7f0e180c97a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0e181003f0" table:print="false">
        <office:forms form:automatic-focus="false" form:apply-design-mode="false">
          <form:form/>
        </office:forms>
        <table:table-column table:default-cell-style-name="ACE-0x7f0e180c98c8" table:style-name="ACOL-3"/>
        <table:table-column table:default-cell-style-name="ACE-0x7f0e180d01e8" table:style-name="ACOL-4"/>
        <table:table-column table:default-cell-style-name="ACE-0x7f0e180c98c8" table:style-name="ACOL-5"/>
        <table:table-column table:default-cell-style-name="ACE-0x7f0e180c98c8" table:style-name="ACOL-6"/>
        <table:table-column table:default-cell-style-name="ACE-0x7f0e180c98c8" table:style-name="ACOL-7"/>
        <table:table-column table:default-cell-style-name="ACE-0x7f0e180c98c8" table:style-name="ACOL-8"/>
        <table:table-column table:default-cell-style-name="ACE-0x7f0e180c98c8" table:style-name="ACOL-9"/>
        <table:table-column table:default-cell-style-name="ACE-0x7f0e180c98c8" table:style-name="ACOL-10"/>
        <table:table-column table:default-cell-style-name="ACE-0x7f0e180c98c8" table:style-name="ACOL-11"/>
        <table:table-column table:default-cell-style-name="ACE-0x7f0e180c98c8" table:style-name="ACOL-12"/>
        <table:table-column table:default-cell-style-name="ACE-0x7f0e180c98c8" table:style-name="ACOL-13"/>
        <table:table-column table:default-cell-style-name="ACE-0x7f0e180c98c8" table:style-name="ACOL-14"/>
        <table:table-column table:default-cell-style-name="ACE-0x7f0e180c98c8" table:style-name="ACOL-0" table:number-columns-repeated="116"/>
        <table:table-row table:style-name="AROW-2">
          <table:table-cell table:style-name="ACE-0x7f0e180d0310" office:value-type="string">
            <text:p>User Name</text:p>
          </table:table-cell>
          <table:table-cell table:style-name="ACE-0x7f0e180d0438" office:value-type="string">
            <text:p>Password</text:p>
          </table:table-cell>
          <table:table-cell table:style-name="ACE-0x7f0e180d0560" office:value-type="string">
            <text:p>SearchProduct</text:p>
          </table:table-cell>
          <table:table-cell table:style-name="ACE-0x7f0e180d0560" office:value-type="string">
            <text:p>TabPanes</text:p>
          </table:table-cell>
          <table:table-cell table:style-name="ACE-0x7f0e180d0688" office:value-type="string">
            <text:p>ProductDetails</text:p>
          </table:table-cell>
          <table:table-cell table:style-name="ACE-0x7f0e180d0688" office:value-type="string">
            <text:p>Section</text:p>
          </table:table-cell>
          <table:table-cell table:style-name="ACE-0x7f0e180d0688" office:value-type="string">
            <text:p>MandatoryFields</text:p>
          </table:table-cell>
          <table:table-cell table:style-name="ACE-0x7f0e180d0560" office:value-type="string">
            <text:p>MandatoryTypes</text:p>
          </table:table-cell>
          <table:table-cell table:style-name="ACE-0x7f0e180d0688" office:value-type="string">
            <text:p>NameConvention</text:p>
          </table:table-cell>
          <table:table-cell table:style-name="ACE-0x7f0e180d0688" office:value-type="string">
            <text:p>TypeDropDown</text:p>
          </table:table-cell>
          <table:table-cell table:style-name="ACE-0x7f0e180d07b0" office:value-type="string">
            <text:p>GroupDropDown</text:p>
          </table:table-cell>
          <table:table-cell table:number-columns-repeated="117" table:style-name="ACE-0x7f0e180c98c8"/>
        </table:table-row>
        <table:table-row table:style-name="AROW-2">
          <table:table-cell table:style-name="ACE-0x7f0e180d08d8" office:value-type="string">
            <text:p>testshopclue@sc.com</text:p>
          </table:table-cell>
          <table:table-cell table:style-name="ACE-0x7f0e180d0a00" office:value-type="string">
            <text:p>123456</text:p>
          </table:table-cell>
          <table:table-cell table:style-name="ACE-0x7f0e180d0b28" office:value-type="string">
            <text:p>Lakme</text:p>
          </table:table-cell>
          <table:table-cell table:style-name="ACE-0x7f0e180d0c50" office:value-type="string">
            <text:p>Keyword Type|Search Condition|Keyword|Re-direct (to URL)|MIDs Exempted|Substate|Section|Action</text:p>
          </table:table-cell>
          <table:table-cell table:style-name="ACE-0x7f0e180d0c50" office:value-type="string">
            <text:p>offers.html?sef_rewrite=1|142879|Active</text:p>
          </table:table-cell>
          <table:table-cell table:style-name="ACE-0x7f0e180d0c50" office:value-type="string">
            <text:p>Active|Disabled</text:p>
          </table:table-cell>
          <table:table-cell table:style-name="ACE-0x7f0e180d0c50" office:value-type="string">
            <text:p>Name:|Type:|Group:</text:p>
          </table:table-cell>
          <table:table-cell table:style-name="ACE-0x7f0e180d0c50" office:value-type="string">
            <text:p>The Name field is mandatory.|The Type field is mandatory.|The Group field is mandatory.</text:p>
          </table:table-cell>
          <table:table-cell table:style-name="ACE-0x7f0e180d0c50" office:value-type="string">
            <text:p>Backend|Web</text:p>
          </table:table-cell>
          <table:table-cell table:style-name="ACE-0x7f0e180d0c50" office:value-type="string">
            <text:p>Single|Multiple|Text|Number|Extended|Text|Text area|Number|Order Date</text:p>
          </table:table-cell>
          <table:table-cell table:style-name="ACE-0x7f0e180d0d78" office:value-type="string">
            <text:p>Collections|Desktop Type</text:p>
          </table:table-cell>
          <table:table-cell table:number-columns-repeated="117" table:style-name="ACE-0x7f0e180c98c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0e181005e0" table:print="false">
        <office:forms form:automatic-focus="false" form:apply-design-mode="false">
          <form:form/>
        </office:forms>
        <table:table-column table:default-cell-style-name="ACE-0x7f0e180c99f0" table:style-name="ACOL-3"/>
        <table:table-column table:default-cell-style-name="ACE-0x7f0e180d0ea0" table:style-name="ACOL-4"/>
        <table:table-column table:default-cell-style-name="ACE-0x7f0e180c99f0" table:style-name="ACOL-5"/>
        <table:table-column table:default-cell-style-name="ACE-0x7f0e180c99f0" table:style-name="ACOL-6"/>
        <table:table-column table:default-cell-style-name="ACE-0x7f0e180c99f0" table:style-name="ACOL-7"/>
        <table:table-column table:default-cell-style-name="ACE-0x7f0e180c99f0" table:style-name="ACOL-8"/>
        <table:table-column table:default-cell-style-name="ACE-0x7f0e180c99f0" table:style-name="ACOL-9"/>
        <table:table-column table:default-cell-style-name="ACE-0x7f0e180c99f0" table:style-name="ACOL-10"/>
        <table:table-column table:default-cell-style-name="ACE-0x7f0e180c99f0" table:style-name="ACOL-11"/>
        <table:table-column table:default-cell-style-name="ACE-0x7f0e180c99f0" table:style-name="ACOL-12"/>
        <table:table-column table:default-cell-style-name="ACE-0x7f0e180c99f0" table:style-name="ACOL-13"/>
        <table:table-column table:default-cell-style-name="ACE-0x7f0e180c99f0" table:style-name="ACOL-14"/>
        <table:table-column table:default-cell-style-name="ACE-0x7f0e180c99f0" table:style-name="ACOL-0" table:number-columns-repeated="116"/>
        <table:table-row table:style-name="AROW-2">
          <table:table-cell table:style-name="ACE-0x7f0e180d0fc8" office:value-type="string">
            <text:p>User Name</text:p>
          </table:table-cell>
          <table:table-cell table:style-name="ACE-0x7f0e180d10f0" office:value-type="string">
            <text:p>Password</text:p>
          </table:table-cell>
          <table:table-cell table:style-name="ACE-0x7f0e180d1218" office:value-type="string">
            <text:p>SearchProduct</text:p>
          </table:table-cell>
          <table:table-cell table:style-name="ACE-0x7f0e180d1218" office:value-type="string">
            <text:p>TabPanes</text:p>
          </table:table-cell>
          <table:table-cell table:style-name="ACE-0x7f0e180d1340" office:value-type="string">
            <text:p>ProductDetails</text:p>
          </table:table-cell>
          <table:table-cell table:style-name="ACE-0x7f0e180d1340" office:value-type="string">
            <text:p>Section</text:p>
          </table:table-cell>
          <table:table-cell table:style-name="ACE-0x7f0e180d1340" office:value-type="string">
            <text:p>MandatoryFields</text:p>
          </table:table-cell>
          <table:table-cell table:style-name="ACE-0x7f0e180d1218" office:value-type="string">
            <text:p>MandatoryTypes</text:p>
          </table:table-cell>
          <table:table-cell table:style-name="ACE-0x7f0e180d1340" office:value-type="string">
            <text:p>NameConvention</text:p>
          </table:table-cell>
          <table:table-cell table:style-name="ACE-0x7f0e180d1340" office:value-type="string">
            <text:p>TypeDropDown</text:p>
          </table:table-cell>
          <table:table-cell table:style-name="ACE-0x7f0e180d1468" office:value-type="string">
            <text:p>GroupDropDown</text:p>
          </table:table-cell>
          <table:table-cell table:number-columns-repeated="117" table:style-name="ACE-0x7f0e180c99f0"/>
        </table:table-row>
        <table:table-row table:style-name="AROW-2">
          <table:table-cell table:style-name="ACE-0x7f0e180d1590" office:value-type="string">
            <text:p>testshopclue@sc.com</text:p>
          </table:table-cell>
          <table:table-cell table:style-name="ACE-0x7f0e180d16b8" office:value-type="string">
            <text:p>123456</text:p>
          </table:table-cell>
          <table:table-cell table:style-name="ACE-0x7f0e180d17e0" office:value-type="string">
            <text:p>Lakme</text:p>
          </table:table-cell>
          <table:table-cell table:style-name="ACE-0x7f0e180d1908" office:value-type="string">
            <text:p>Keyword Type|Search Condition|Keyword|Re-direct (to URL)|MIDs Exempted|Substate|Section|Action</text:p>
          </table:table-cell>
          <table:table-cell table:style-name="ACE-0x7f0e180d1908" office:value-type="string">
            <text:p>offers.html?sef_rewrite=1|142879|Active</text:p>
          </table:table-cell>
          <table:table-cell table:style-name="ACE-0x7f0e180d1908" office:value-type="string">
            <text:p>Active|Disabled</text:p>
          </table:table-cell>
          <table:table-cell table:style-name="ACE-0x7f0e180d1908" office:value-type="string">
            <text:p>Name:|Type:|Group:</text:p>
          </table:table-cell>
          <table:table-cell table:style-name="ACE-0x7f0e180d1908" office:value-type="string">
            <text:p>The Name field is mandatory.|The Type field is mandatory.|The Group field is mandatory.</text:p>
          </table:table-cell>
          <table:table-cell table:style-name="ACE-0x7f0e180d1908" office:value-type="string">
            <text:p>Backend|Web</text:p>
          </table:table-cell>
          <table:table-cell table:style-name="ACE-0x7f0e180d1908" office:value-type="string">
            <text:p>Single|Multiple|Text|Number|Extended|Text|Text area|Number|Order Date</text:p>
          </table:table-cell>
          <table:table-cell table:style-name="ACE-0x7f0e180d1a30" office:value-type="string">
            <text:p>Collections|Desktop Type</text:p>
          </table:table-cell>
          <table:table-cell table:number-columns-repeated="117" table:style-name="ACE-0x7f0e180c99f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0e181007d0" table:print="false">
        <office:forms form:automatic-focus="false" form:apply-design-mode="false">
          <form:form/>
        </office:forms>
        <table:table-column table:default-cell-style-name="ACE-0x7f0e180c9b18" table:style-name="ACOL-3"/>
        <table:table-column table:default-cell-style-name="ACE-0x7f0e18105068" table:style-name="ACOL-4"/>
        <table:table-column table:default-cell-style-name="ACE-0x7f0e180c9b18" table:style-name="ACOL-5"/>
        <table:table-column table:default-cell-style-name="ACE-0x7f0e180c9b18" table:style-name="ACOL-6"/>
        <table:table-column table:default-cell-style-name="ACE-0x7f0e180c9b18" table:style-name="ACOL-7"/>
        <table:table-column table:default-cell-style-name="ACE-0x7f0e180c9b18" table:style-name="ACOL-8"/>
        <table:table-column table:default-cell-style-name="ACE-0x7f0e180c9b18" table:style-name="ACOL-9"/>
        <table:table-column table:default-cell-style-name="ACE-0x7f0e180c9b18" table:style-name="ACOL-10"/>
        <table:table-column table:default-cell-style-name="ACE-0x7f0e180c9b18" table:style-name="ACOL-11"/>
        <table:table-column table:default-cell-style-name="ACE-0x7f0e180c9b18" table:style-name="ACOL-12"/>
        <table:table-column table:default-cell-style-name="ACE-0x7f0e180c9b18" table:style-name="ACOL-13"/>
        <table:table-column table:default-cell-style-name="ACE-0x7f0e180c9b18" table:style-name="ACOL-14"/>
        <table:table-column table:default-cell-style-name="ACE-0x7f0e180c9b18" table:style-name="ACOL-0" table:number-columns-repeated="116"/>
        <table:table-row table:style-name="AROW-2">
          <table:table-cell table:style-name="ACE-0x7f0e18105190" office:value-type="string">
            <text:p>User Name</text:p>
          </table:table-cell>
          <table:table-cell table:style-name="ACE-0x7f0e181052b8" office:value-type="string">
            <text:p>Password</text:p>
          </table:table-cell>
          <table:table-cell table:style-name="ACE-0x7f0e181053e0" office:value-type="string">
            <text:p>SearchProduct</text:p>
          </table:table-cell>
          <table:table-cell table:style-name="ACE-0x7f0e181053e0" office:value-type="string">
            <text:p>TabPanes</text:p>
          </table:table-cell>
          <table:table-cell table:style-name="ACE-0x7f0e18105508" office:value-type="string">
            <text:p>ProductDetails</text:p>
          </table:table-cell>
          <table:table-cell table:style-name="ACE-0x7f0e18105508" office:value-type="string">
            <text:p>Section</text:p>
          </table:table-cell>
          <table:table-cell table:style-name="ACE-0x7f0e18105508" office:value-type="string">
            <text:p>MandatoryFields</text:p>
          </table:table-cell>
          <table:table-cell table:style-name="ACE-0x7f0e181053e0" office:value-type="string">
            <text:p>MandatoryTypes</text:p>
          </table:table-cell>
          <table:table-cell table:style-name="ACE-0x7f0e18105508" office:value-type="string">
            <text:p>NameConvention</text:p>
          </table:table-cell>
          <table:table-cell table:style-name="ACE-0x7f0e18105508" office:value-type="string">
            <text:p>TypeDropDown</text:p>
          </table:table-cell>
          <table:table-cell table:style-name="ACE-0x7f0e18105630" office:value-type="string">
            <text:p>GroupDropDown</text:p>
          </table:table-cell>
          <table:table-cell table:number-columns-repeated="117" table:style-name="ACE-0x7f0e180c9b18"/>
        </table:table-row>
        <table:table-row table:style-name="AROW-2">
          <table:table-cell table:style-name="ACE-0x7f0e18105758" office:value-type="string">
            <text:p>testshopclue@sc.com</text:p>
          </table:table-cell>
          <table:table-cell table:style-name="ACE-0x7f0e18105880" office:value-type="string">
            <text:p>123456</text:p>
          </table:table-cell>
          <table:table-cell table:style-name="ACE-0x7f0e181059a8" office:value-type="string">
            <text:p>Lakme</text:p>
          </table:table-cell>
          <table:table-cell table:style-name="ACE-0x7f0e18105ad0" office:value-type="string">
            <text:p>Keyword Type|Search Condition|Keyword|Re-direct (to URL)|MIDs Exempted|Substate|Section|Action</text:p>
          </table:table-cell>
          <table:table-cell table:style-name="ACE-0x7f0e18105ad0" office:value-type="string">
            <text:p>offers.html?sef_rewrite=1|142879|Active</text:p>
          </table:table-cell>
          <table:table-cell table:style-name="ACE-0x7f0e18105ad0" office:value-type="string">
            <text:p>Active|Disabled</text:p>
          </table:table-cell>
          <table:table-cell table:style-name="ACE-0x7f0e18105ad0" office:value-type="string">
            <text:p>Name:|Type:|Group:</text:p>
          </table:table-cell>
          <table:table-cell table:style-name="ACE-0x7f0e18105ad0" office:value-type="string">
            <text:p>The Name field is mandatory.|The Type field is mandatory.|The Group field is mandatory.</text:p>
          </table:table-cell>
          <table:table-cell table:style-name="ACE-0x7f0e18105ad0" office:value-type="string">
            <text:p>Backend|Web</text:p>
          </table:table-cell>
          <table:table-cell table:style-name="ACE-0x7f0e18105ad0" office:value-type="string">
            <text:p>Single|Multiple|Text|Number|Extended|Text|Text area|Number|Order Date</text:p>
          </table:table-cell>
          <table:table-cell table:style-name="ACE-0x7f0e18105bf8" office:value-type="string">
            <text:p>Collections|Desktop Type</text:p>
          </table:table-cell>
          <table:table-cell table:number-columns-repeated="117" table:style-name="ACE-0x7f0e180c9b1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0e181009c0" table:print="false">
        <office:forms form:automatic-focus="false" form:apply-design-mode="false">
          <form:form/>
        </office:forms>
        <table:table-column table:default-cell-style-name="ACE-0x7f0e180c9c40" table:style-name="ACOL-3"/>
        <table:table-column table:default-cell-style-name="ACE-0x7f0e18105d20" table:style-name="ACOL-4"/>
        <table:table-column table:default-cell-style-name="ACE-0x7f0e180c9c40" table:style-name="ACOL-5"/>
        <table:table-column table:default-cell-style-name="ACE-0x7f0e180c9c40" table:style-name="ACOL-6"/>
        <table:table-column table:default-cell-style-name="ACE-0x7f0e180c9c40" table:style-name="ACOL-7"/>
        <table:table-column table:default-cell-style-name="ACE-0x7f0e180c9c40" table:style-name="ACOL-8"/>
        <table:table-column table:default-cell-style-name="ACE-0x7f0e180c9c40" table:style-name="ACOL-9"/>
        <table:table-column table:default-cell-style-name="ACE-0x7f0e180c9c40" table:style-name="ACOL-10"/>
        <table:table-column table:default-cell-style-name="ACE-0x7f0e180c9c40" table:style-name="ACOL-11"/>
        <table:table-column table:default-cell-style-name="ACE-0x7f0e180c9c40" table:style-name="ACOL-12"/>
        <table:table-column table:default-cell-style-name="ACE-0x7f0e180c9c40" table:style-name="ACOL-13"/>
        <table:table-column table:default-cell-style-name="ACE-0x7f0e180c9c40" table:style-name="ACOL-14"/>
        <table:table-column table:default-cell-style-name="ACE-0x7f0e180c9c40" table:style-name="ACOL-0" table:number-columns-repeated="116"/>
        <table:table-row table:style-name="AROW-2">
          <table:table-cell table:style-name="ACE-0x7f0e18105e48" office:value-type="string">
            <text:p>User Name</text:p>
          </table:table-cell>
          <table:table-cell table:style-name="ACE-0x7f0e18105f70" office:value-type="string">
            <text:p>Password</text:p>
          </table:table-cell>
          <table:table-cell table:style-name="ACE-0x7f0e18106098" office:value-type="string">
            <text:p>SearchProduct</text:p>
          </table:table-cell>
          <table:table-cell table:style-name="ACE-0x7f0e18106098" office:value-type="string">
            <text:p>TabPanes</text:p>
          </table:table-cell>
          <table:table-cell table:style-name="ACE-0x7f0e181061c0" office:value-type="string">
            <text:p>ProductDetails</text:p>
          </table:table-cell>
          <table:table-cell table:style-name="ACE-0x7f0e181061c0" office:value-type="string">
            <text:p>Section</text:p>
          </table:table-cell>
          <table:table-cell table:style-name="ACE-0x7f0e181061c0" office:value-type="string">
            <text:p>MandatoryFields</text:p>
          </table:table-cell>
          <table:table-cell table:style-name="ACE-0x7f0e18106098" office:value-type="string">
            <text:p>MandatoryTypes</text:p>
          </table:table-cell>
          <table:table-cell table:style-name="ACE-0x7f0e181061c0" office:value-type="string">
            <text:p>NameConvention</text:p>
          </table:table-cell>
          <table:table-cell table:style-name="ACE-0x7f0e181061c0" office:value-type="string">
            <text:p>TypeDropDown</text:p>
          </table:table-cell>
          <table:table-cell table:style-name="ACE-0x7f0e181062e8" office:value-type="string">
            <text:p>GroupDropDown</text:p>
          </table:table-cell>
          <table:table-cell table:number-columns-repeated="117" table:style-name="ACE-0x7f0e180c9c40"/>
        </table:table-row>
        <table:table-row table:style-name="AROW-2">
          <table:table-cell table:style-name="ACE-0x7f0e18106410" office:value-type="string">
            <text:p>testshopclue@sc.com</text:p>
          </table:table-cell>
          <table:table-cell table:style-name="ACE-0x7f0e18106538" office:value-type="string">
            <text:p>123456</text:p>
          </table:table-cell>
          <table:table-cell table:style-name="ACE-0x7f0e18106660" office:value-type="string">
            <text:p>Lakme</text:p>
          </table:table-cell>
          <table:table-cell table:style-name="ACE-0x7f0e18106788" office:value-type="string">
            <text:p>Keyword Type|Search Condition|Keyword|Re-direct (to URL)|MIDs Exempted|Substate|Section|Action</text:p>
          </table:table-cell>
          <table:table-cell table:style-name="ACE-0x7f0e18106788" office:value-type="string">
            <text:p>offers.html?sef_rewrite=1|142879|Active</text:p>
          </table:table-cell>
          <table:table-cell table:style-name="ACE-0x7f0e18106788" office:value-type="string">
            <text:p>Active|Disabled</text:p>
          </table:table-cell>
          <table:table-cell table:style-name="ACE-0x7f0e18106788" office:value-type="string">
            <text:p>Name:|Type:|Group:</text:p>
          </table:table-cell>
          <table:table-cell table:style-name="ACE-0x7f0e18106788" office:value-type="string">
            <text:p>The Name field is mandatory.|The Type field is mandatory.|The Group field is mandatory.</text:p>
          </table:table-cell>
          <table:table-cell table:style-name="ACE-0x7f0e18106788" office:value-type="string">
            <text:p>Backend|Web</text:p>
          </table:table-cell>
          <table:table-cell table:style-name="ACE-0x7f0e18106788" office:value-type="string">
            <text:p>Single|Multiple|Text|Number|Extended|Text|Text area|Number|Order Date</text:p>
          </table:table-cell>
          <table:table-cell table:style-name="ACE-0x7f0e181068b0" office:value-type="string">
            <text:p>Collections|Desktop Type</text:p>
          </table:table-cell>
          <table:table-cell table:number-columns-repeated="117" table:style-name="ACE-0x7f0e180c9c4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" gnm:cursor-row="0">
          <gnm:selection gnm:start-col="1" gnm:start-row="0" gnm:end-col="1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e18071e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e18071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e1809bf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e181048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e180bfd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e180b3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e18100010" style:display-name="TestCase" style:page-layout-name="pl-0x7f0e18071e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e18100200" style:display-name="AQA1_TestData" style:page-layout-name="pl-0x7f0e18071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e181003f0" style:display-name="AQA2_TestData" style:page-layout-name="pl-0x7f0e1809bf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e181005e0" style:display-name="AQA3_TestData" style:page-layout-name="pl-0x7f0e181048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e181007d0" style:display-name="AQA4_TestData" style:page-layout-name="pl-0x7f0e180bf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e181009c0" style:display-name="AQA5_TestData" style:page-layout-name="pl-0x7f0e180b3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0:0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